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page-layout style:name="pm1">
      <style:page-layout-properties fo:page-width="21cm" fo:page-height="29.7cm" style:num-format="1" style:print-orientation="portrait" fo:margin-left="2cm" fo:margin-right="2cm" fo:margin-top="2cm" fo:margin-bottom="2cm" style:footnote-max-height="0cm" style:writing-mode="lr-tb">
        <style:footnote-sep style:width="0.018cm" style:rel-width="25%" style:color="#000000" style:adjustment="left" style:distance-before-sep="0.1cm" style:distance-after-sep="0.1cm"/>
      </style:page-layout-properties>
      <style:header-style/>
      <style:footer-style/>
    </style:page-layout>
    <style:style style:name="sub" style:family="text">
      <style:text-properties style:text-position="-33% 80%"/>
    </style:style>
    <style:style style:name="sup" style:family="text">
      <style:text-properties style:text-position="33% 80%"/>
    </style:style>
    <style:style style:name="del" style:family="text">
      <style:text-properties style:text-line-through-style="solid"/>
    </style:style>
    <style:style style:name="underline" style:family="text">
      <style:text-properties style:text-underline-style="solid" style:text-underline-width="auto" style:text-underline-color="font-color"/>
    </style:style>
    <style:style style:name="media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left" style:horizontal-rel="paragraph"/>
    </style:style>
    <style:style style:name="medialeft" style:family="graphic" style:parent-style-name="Graphics">
      <style:graphic-properties style:run-through="foreground" style:wrap="parallel" style:number-wrapped-paragraphs="no-limit" style:wrap-contour="false" style:horizontal-pos="left" style:horizontal-rel="paragraph"/>
    </style:style>
    <style:style style:name="mediaright" style:family="graphic" style:parent-style-name="Graphics">
      <style:graphic-properties style:run-through="foreground" style:wrap="parallel" style:number-wrapped-paragraphs="no-limit" style:wrap-contour="false" style:horizontal-pos="right" style:horizontal-rel="paragraph"/>
    </style:style>
    <style:style style:name="mediacenter" style:family="graphic" style:parent-style-name="Graphics">
      <style:graphic-properties style:run-through="foreground" style:wrap="none" style:horizontal-pos="center" style:horizontal-rel="paragraph"/>
    </style:style>
    <style:style style:name="Table" style:family="table">
      <style:table-properties fo:margin-top="0.25cm" fo:margin-bottom="0.25cm" table:border-model="collapsing" style:width="481.89pt" style:rel-width="100%"/>
    </style:style>
    <style:style style:name="tablealigncenter" style:parent-style-name="Table_20_Contents" style:family="paragraph">
      <style:paragraph-properties fo:text-align="center"/>
    </style:style>
    <style:style style:name="tablealignright" style:parent-style-name="Table_20_Contents" style:family="paragraph">
      <style:paragraph-properties fo:text-align="end"/>
    </style:style>
    <style:style style:name="tablealignleft" style:parent-style-name="Table_20_Contents" style:family="paragraph">
      <style:paragraph-properties fo:text-align="left"/>
    </style:style>
    <style:style style:name="tableheader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tablecell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legendcenter" style:parent-style-name="Illustration" style:family="paragraph">
      <style:paragraph-properties fo:text-align="center"/>
    </style:style>
    <style:style style:name="Table_Quotation1" style:family="table">
      <style:table-properties fo:margin-top="0pt" fo:margin-bottom="16.8pt" table:border-model="collapsing"/>
    </style:style>
    <style:style style:name="Table_Quotation2" style:family="table">
      <style:table-properties fo:margin-top="0pt" fo:margin-bottom="0pt" table:border-model="collapsing"/>
    </style:style>
    <style:style style:name="Table_Quotation3" style:family="table">
      <style:table-properties fo:margin-top="0pt" fo:margin-bottom="0pt" table:border-model="collapsing"/>
    </style:style>
    <style:style style:name="Table_Quotation4" style:family="table">
      <style:table-properties fo:margin-top="0pt" fo:margin-bottom="0pt" table:border-model="collapsing"/>
    </style:style>
    <style:style style:name="Table_Quotation5" style:family="table">
      <style:table-properties fo:margin-top="0pt" fo:margin-bottom="0pt" table:border-model="collapsing"/>
    </style:style>
    <style:style style:name="Cell_Quotation1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2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3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4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5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highlight_list_paragraph_style" style:display-name="Text body" style:parent-style-name="Standard" style:class="text" style:family="paragraph">
      <style:paragraph-properties fo:text-align="left" style:justify-single-word="false"/>
    </style:style>
    <text:list-style style:name="highlight_list_ol_style" style:display-name="Numbering 1">
      <text:list-level-style-number text:level="1" text:style-name="highlight_list_numbers_text_style" style:num-format="1" style:num-suffix=".">
        <style:list-level-properties fo:text-align="left"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</text:list-level-style-number>
      <text:list-level-style-number text:level="3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</text:list-level-style-number>
      <text:list-level-style-number text:level="4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</text:list-level-style-number>
      <text:list-level-style-number text:level="5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</text:list-level-style-number>
      <text:list-level-style-number text:level="6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</text:list-level-style-number>
      <text:list-level-style-number text:level="7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</text:list-level-style-number>
      <text:list-level-style-number text:level="8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</text:list-level-style-number>
      <text:list-level-style-number text:level="9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</text:list-level-style-number>
      <text:list-level-style-number text:level="10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</text:list-level-style-number>
    </text:list-style>
    <style:style style:name="PluginODTAutoStyle_TableCell_1" style:family="table-cell">
      <style:table-cell-properties fo:border="0.06pt solid #8cacbb" fo:padding="0.049cm" fo:background-color="#f7f9fa"/>
    </style:style>
    <style:style style:name="PluginODTAutoStyle_Paragraph_2" style:family="paragraph">
      <style:paragraph-properties fo:padding="0.049cm"/>
    </style:style>
    <style:style style:name="odt_auto_style_table_column_1_1" style:family="table-column">
      <style:table-column-properties style:column-width="481.89pt"/>
    </style:style>
    <style:style style:name="highlight_re5" style:family="text">
      <style:text-properties fo:color="#660033" fo:font-family="Consolas" fo:font-size="14pt" fo:font-style="normal" fo:border="0pt none"/>
    </style:style>
    <style:style style:name="PluginODTAutoStyle_TableCell_3" style:family="table-cell">
      <style:table-cell-properties fo:border="0.06pt solid #8cacbb" fo:padding="0.049cm" fo:background-color="#f7f9fa"/>
    </style:style>
    <style:style style:name="PluginODTAutoStyle_Paragraph_4" style:family="paragraph">
      <style:paragraph-properties fo:padding="0.049cm"/>
    </style:style>
    <style:style style:name="odt_auto_style_table_column_2_1" style:family="table-column">
      <style:table-column-properties style:column-width="481.89pt"/>
    </style:style>
    <style:style style:name="PluginODTAutoStyle_TableCell_5" style:family="table-cell">
      <style:table-cell-properties fo:border="0.06pt solid #8cacbb" fo:padding="0.049cm" fo:background-color="#f7f9fa"/>
    </style:style>
    <style:style style:name="PluginODTAutoStyle_Paragraph_6" style:family="paragraph">
      <style:paragraph-properties fo:padding="0.049cm"/>
    </style:style>
    <style:style style:name="odt_auto_style_table_column_3_1" style:family="table-column">
      <style:table-column-properties style:column-width="481.8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/>
      <text:p text:style-name="Text_20_body"><text:a xlink:type="simple" xlink:href="http://szit.hu/doku.php?id=oktatas:linux" text:style-name="Internet_20_link" text:visited-style-name="Visited_20_Internet_20_Link">&lt; Linux</text:a></text:p>
      <text:h text:style-name="Heading_20_1" text:outline-level="1"><text:bookmark text:name="oktatas:linux:samba"/><text:bookmark-start text:name="__RefHeading___samba_1"/><text:bookmark-start text:name="samba"/>Samba<text:bookmark-end text:name="__RefHeading___samba_1"/><text:bookmark-end text:name="samba"/></text:h>
      <text:list text:style-name="List_20_1" text:continue-numbering="false">
        <text:list-item>
          <text:p text:style-name="List_20_1_Content_First"> <text:span text:style-name="Strong_20_Emphasis">Szerző:</text:span> Sallai András</text:p>
        </text:list-item>
        <text:list-item>
          <text:p text:style-name="List_20_1_Content"> Copyright (c) Sallai András, 2011, 2016, 2017, 2018</text:p>
        </text:list-item>
        <text:list-item>
          <text:p text:style-name="List_20_1_Content"> Licenc: GNU Free Documentation License 1.3</text:p>
        </text:list-item>
        <text:list-item>
          <text:p text:style-name="List_20_1_Content_Last"> Web: <text:a xlink:type="simple" xlink:href="http://szit.hu" text:style-name="Internet_20_link" text:visited-style-name="Visited_20_Internet_20_Link">http://szit.hu</text:a></text:p>
        </text:list-item>
      </text:list>
      <text:h text:style-name="Heading_20_2" text:outline-level="2"><text:bookmark-start text:name="__RefHeading___bevezetés_2"/><text:bookmark-start text:name="bevezetés"/>Bevezetés<text:bookmark-end text:name="__RefHeading___bevezetés_2"/><text:bookmark-end text:name="bevezetés"/></text:h>
      <text:p text:style-name="Text_20_body">A Samba egy programgyűjtemény, amely Unix, Linux rendszereken megvalósítja az SMB protokollt. 
Az SMB a Server Message Block szavakból alkotott betűszó. Szokás még CIFS néven is 
említeni, amely a Common Internet File System szavakból alkotott betűszó.</text:p>
      <text:p text:style-name="Text_20_body">Az SMB a Windowsos világ terméke, segítségével fájlokat, nyomtatókat tudunk megosztani Windowsok között.
A unixos, linuxos rendszerek részt vehetnek a fájl és nyomtatómegosztásban a Samba segítségével. </text:p>
      <text:h text:style-name="Heading_20_2" text:outline-level="2"><text:bookmark-start text:name="__RefHeading___telepítés_3"/><text:bookmark-start text:name="telepítés"/>Telepítés<text:bookmark-end text:name="__RefHeading___telepítés_3"/><text:bookmark-end text:name="telepítés"/></text:h>
      <text:p text:style-name="Text_20_body">A samba csomagban három démon található, amelyből telepítés után kettő indul el. 
A telepítendő csomag neve a samba, ezek utána  telepítés:</text:p>
      <text:p text:style-name="Preformatted_20_Text">apt install samba</text:p>
      <text:p text:style-name="Text_20_body">2017-ben a Debian 9.2.1-es rendszerben a Samba 4 verziója telepszik.</text:p>
      <text:h text:style-name="Heading_20_2" text:outline-level="2"><text:bookmark-start text:name="__RefHeading___a_samba_vezérlélse_4"/><text:bookmark-start text:name="a_samba_vezérlélse"/>A samba vezérlélse<text:bookmark-end text:name="__RefHeading___a_samba_vezérlélse_4"/><text:bookmark-end text:name="a_samba_vezérlélse"/></text:h>
      <text:p text:style-name="Text_20_body">A samba telepítésével három démon kerül telepítésével, amelyből kettő
azonnal el is indul, ezek a következők:</text:p>
      <text:list text:style-name="List_20_1" text:continue-numbering="false">
        <text:list-item>
          <text:p text:style-name="List_20_1_Content_First"> smbd</text:p>
        </text:list-item>
        <text:list-item>
          <text:p text:style-name="List_20_1_Content_Last"> nmbd</text:p>
        </text:list-item>
      </text:list>
      <text:p text:style-name="Text_20_body">A samba a systemd vezérlő parancsaival kezelhető. Nézzük meg a milyen állapotban van
az smbd démon:</text:p>
      <text:p text:style-name="Preformatted_20_Text">systemctl status smbd</text:p>
      <text:p text:style-name="Preformatted_20_Text"># systemctl status smbd<text:line-break/>● smbd.service - Samba SMB Daemon<text:line-break/><text:s text:c="3"/>Loaded: loaded (/lib/systemd/system/smbd.service; enabled; vendor preset: enabled)<text:line-break/><text:s text:c="3"/>Active: active (running) since Fri 2017-10-27 19:23:49 CEST; 6min ago<text:line-break/><text:s text:c="5"/>Docs: man:smbd(8)<text:line-break/><text:s text:c="11"/>man:samba(7)<text:line-break/><text:s text:c="11"/>man:smb.conf(5)<text:line-break/> Main PID: 373 (smbd)<text:line-break/><text:s text:c="3"/>Status: "smbd: ready to serve connections..."<text:line-break/><text:s text:c="4"/>Tasks: 4 (limit: 4915)<text:line-break/><text:s text:c="3"/>CGroup: /system.slice/smbd.service<text:line-break/><text:s text:c="11"/>├─373 /usr/sbin/smbd<text:line-break/><text:s text:c="11"/>├─376 /usr/sbin/smbd<text:line-break/><text:s text:c="11"/>├─377 /usr/sbin/smbd<text:line-break/><text:s text:c="11"/>└─387 /usr/sbin/smbd<text:line-break/><text:line-break/>okt 27 19:23:47 iskolazo systemd[1]: Starting Samba SMB Daemon...<text:line-break/>okt 27 19:23:49 iskolazo systemd[1]: smbd.service: Supervising process 373 which is no<text:line-break/>okt 27 19:23:49 iskolazo systemd[1]: Started Samba SMB Daemon.</text:p>
      <text:h text:style-name="Heading_20_2" text:outline-level="2"><text:bookmark-start text:name="__RefHeading___megosztás_beállítása_5"/><text:bookmark-start text:name="megosztás_beállítása"/>Megosztás beállítása<text:bookmark-end text:name="__RefHeading___megosztás_beállítása_5"/><text:bookmark-end text:name="megosztás_beállítása"/></text:h>
      <text:p text:style-name="Text_20_body">A példa kedvéért legyen egy szerver, ami a 192.168.10.2 IP címen érhető el.</text:p>
      <text:p text:style-name="Text_20_body">Hozzunk létre egy könyvtárat a következő helyen:   /home/samba/info</text:p>
      <text:p text:style-name="Preformatted_20_Text">mkdir -p /home/samba/info</text:p>
      <text:p text:style-name="Text_20_body">Ez lesz a hálózaton megosztott könyvtár. </text:p>
      <text:p text:style-name="Text_20_body">Nevezzük át az eredeti konfigurációs állományt:</text:p>
      <text:p text:style-name="Preformatted_20_Text"># cd /etc/samba<text:line-break/># mv smb.conf smb.conf.backup</text:p>
      <text:p text:style-name="Text_20_body">Ha megjegyzések nélkül szeretnénk a konfigurációs állományunkat, a mentésből állítsunk össze egy alapot:</text:p>
      <text:p text:style-name="Preformatted_20_Text"># cat smb.conf.backup | egrep -v "(#|;)" | grep . &gt; smb.conf</text:p>
      <text:p text:style-name="Text_20_body">Vegyük fel a saját megosztásunkat, ehhez írjuk a /etc/samba/smb.conf állomány végére:</text:p>
      <text:p text:style-name="Preformatted_20_Text">[info]<text:line-break/>path = /home/samba/info<text:line-break/>comment = Teszt Info csoport megosztas<text:line-break/>guest ok = yes</text:p>
      <text:p text:style-name="Text_20_body">Ellenőrzéshez telepítsük az smbclient programot:</text:p>
      <text:p text:style-name="Preformatted_20_Text"># apt install smbclient</text:p>
      <text:p text:style-name="Text_20_body">Ellenőrzés:</text:p>
      <text:p text:style-name="Preformatted_20_Text">$ smbclient -L localhost</text:p>
      <text:p text:style-name="Preformatted_20_Text">$ smbclient -N //192.168.10.2/info</text:p>
      <text:p text:style-name="Text_20_body">
A -N a jelszót nem kéri. Nincs is rá szükség, mivel a megosztásunknak
guest ok = yes beállítás van megadva. A -N helyett használható a --no-pass is.
</text:p>
      <text:h text:style-name="Heading_20_2" text:outline-level="2"><text:bookmark-start text:name="__RefHeading___felhasználó_kezelése_6"/><text:bookmark-start text:name="felhasználó_kezelése"/>Felhasználó kezelése<text:bookmark-end text:name="__RefHeading___felhasználó_kezelése_6"/><text:bookmark-end text:name="felhasználó_kezelése"/></text:h>
      <text:h text:style-name="Heading_20_3" text:outline-level="3"><text:bookmark-start text:name="__RefHeading___felhasználó_felvétele_7"/><text:bookmark-start text:name="felhasználó_felvétele"/>Felhasználó felvétele<text:bookmark-end text:name="__RefHeading___felhasználó_felvétele_7"/><text:bookmark-end text:name="felhasználó_felvétele"/></text:h>
      <text:p text:style-name="Text_20_body">A létező linuxos felhasználónak külön Samba jelszót kell beállítani:</text:p>
      <text:p text:style-name="Preformatted_20_Text">smbpasswd -a joska</text:p>
      <text:p text:style-name="Text_20_body">Ha felhasználó nem létezik Linuxon, előbb vegyük fel, például adduser joska paranccsal. </text:p>
      <text:p text:style-name="Text_20_body">A jelszavak a következő helyen tárolódnak:</text:p>
      <text:p text:style-name="Preformatted_20_Text">/var/lib/samba/private/sam.ldb</text:p>
      <text:p text:style-name="Text_20_body">A fenti info megosztással teszt:</text:p>
      <text:p text:style-name="Preformatted_20_Text">smbclient -U joska //192.168.10.2/info</text:p>
      <text:p text:style-name="Text_20_body">A samba-tool user add joska parancs itt nem alkalmazható, mert az csak AD tartományvezérlő esetén használható.</text:p>
      <text:h text:style-name="Heading_20_3" text:outline-level="3"><text:bookmark-start text:name="__RefHeading___törlés_engedés_8"/><text:bookmark-start text:name="törlés_engedés"/>Törlés, engedés<text:bookmark-end text:name="__RefHeading___törlés_engedés_8"/><text:bookmark-end text:name="törlés_engedés"/></text:h>
      <text:p text:style-name="Text_20_body">Törlés:</text:p>
      <text:p text:style-name="Preformatted_20_Text"># smbpasswd -x joska</text:p>
      <text:p text:style-name="Text_20_body">Letiltás:</text:p>
      <text:p text:style-name="Preformatted_20_Text"># smbpasswd -d joska</text:p>
      <text:p text:style-name="Text_20_body">Engedélyezés:</text:p>
      <text:p text:style-name="Preformatted_20_Text"># smbpasswd -e joska</text:p>
      <text:h text:style-name="Heading_20_3" text:outline-level="3"><text:bookmark-start text:name="__RefHeading___felhasználó_jelszavának_cseréje_9"/><text:bookmark-start text:name="felhasználó_jelszavának_cseréje"/>Felhasználó jelszavának cseréje<text:bookmark-end text:name="__RefHeading___felhasználó_jelszavának_cseréje_9"/><text:bookmark-end text:name="felhasználó_jelszavának_cseréje"/></text:h>
      <text:p text:style-name="Text_20_body">A létező linuxos felhasználónak külön Samba jelszót kell beállítani:</text:p>
      <text:p text:style-name="Preformatted_20_Text"># smbpasswd joska</text:p>
      <text:p text:style-name="Text_20_body">vagy:</text:p>
      <text:p text:style-name="Preformatted_20_Text"># smbpasswd -U joska</text:p>
      <text:h text:style-name="Heading_20_3" text:outline-level="3"><text:bookmark-start text:name="__RefHeading___felhasználók_és_adatainak_megtekintése_10"/><text:bookmark-start text:name="felhasználók_és_adatainak_megtekintése"/>Felhasználók és adatainak megtekintése<text:bookmark-end text:name="__RefHeading___felhasználók_és_adatainak_megtekintése_10"/><text:bookmark-end text:name="felhasználók_és_adatainak_megtekintése"/></text:h>
      <text:p text:style-name="Text_20_body">Felhasználók listázása:</text:p>
      <table:table table:style-name="Table">
        <table:table-column table:style-name="odt_auto_style_table_column_1_1"/>
        <table:table-row>
          <table:table-cell office:value-type="string" table:style-name="PluginODTAutoStyle_TableCell_1">
            <text:p text:style-name="PluginODTAutoStyle_Paragraph_2">pdbedit <text:span text:style-name="highlight_re5">-L</text:span></text:p>
          </table:table-cell>
        </table:table-row>
      </table:table>
      <text:p text:style-name="Text_20_body">Több info:</text:p>
      <table:table table:style-name="Table">
        <table:table-column table:style-name="odt_auto_style_table_column_2_1"/>
        <table:table-row>
          <table:table-cell office:value-type="string" table:style-name="PluginODTAutoStyle_TableCell_3">
            <text:p text:style-name="PluginODTAutoStyle_Paragraph_4">pdbedit <text:span text:style-name="highlight_re5">-L</text:span> <text:span text:style-name="highlight_re5">-w</text:span></text:p>
          </table:table-cell>
        </table:table-row>
      </table:table>
      <text:p text:style-name="Text_20_body">Felhasználók több információval:</text:p>
      <table:table table:style-name="Table">
        <table:table-column table:style-name="odt_auto_style_table_column_3_1"/>
        <table:table-row>
          <table:table-cell office:value-type="string" table:style-name="PluginODTAutoStyle_TableCell_5">
            <text:p text:style-name="PluginODTAutoStyle_Paragraph_6">pdbedit <text:span text:style-name="highlight_re5">-L</text:span> <text:span text:style-name="highlight_re5">-v</text:span></text:p>
          </table:table-cell>
        </table:table-row>
      </table:table>
      <text:h text:style-name="Heading_20_2" text:outline-level="2"><text:bookmark-start text:name="__RefHeading___jogosult_felhasználók_11"/><text:bookmark-start text:name="jogosult_felhasználók"/>Jogosult felhasználók<text:bookmark-end text:name="__RefHeading___jogosult_felhasználók_11"/><text:bookmark-end text:name="jogosult_felhasználók"/></text:h>
      <text:p text:style-name="Text_20_body">Felhasználókat és csoportokat is megadhatunk:</text:p>
      <text:p text:style-name="Preformatted_20_Text">valid users = joska mari @info</text:p>
      <text:h text:style-name="Heading_20_2" text:outline-level="2"><text:bookmark-start text:name="__RefHeading___módok_beállítása_12"/><text:bookmark-start text:name="módok_beállítása"/>Módok beállítása<text:bookmark-end text:name="__RefHeading___módok_beállítása_12"/><text:bookmark-end text:name="módok_beállítása"/></text:h>
      <text:p text:style-name="Text_20_body">Milyen joggal jöjjön létre egy könyvtár:</text:p>
      <text:p text:style-name="Preformatted_20_Text">force directory mode = 770</text:p>
      <text:p text:style-name="Preformatted_20_Text">force create mode = 770</text:p>
      <text:p text:style-name="Text_20_body">Milyen csoporttal jöjjön létre fájl vagy könyvtár:</text:p>
      <text:p text:style-name="Preformatted_20_Text">force group = bureau</text:p>
      <text:p text:style-name="Text_20_body">Milyen felhasználóval és csoporttal jöjjön létre fájl vagy könyvtár:</text:p>
      <text:p text:style-name="Preformatted_20_Text">force user = joska</text:p>
      <text:h text:style-name="Heading_20_2" text:outline-level="2"><text:bookmark-start text:name="__RefHeading___fájlok_szemetesbe_helyezése_törlés_helyett_13"/><text:bookmark-start text:name="fájlok_szemetesbe_helyezése_törlés_helyett"/>Fájlok szemetesbe helyezése törlés helyett<text:bookmark-end text:name="__RefHeading___fájlok_szemetesbe_helyezése_törlés_helyett_13"/><text:bookmark-end text:name="fájlok_szemetesbe_helyezése_törlés_helyett"/></text:h>
      <text:p text:style-name="Preformatted_20_Text">vfs objects = recycle</text:p>
      <text:p text:style-name="Text_20_body">A törölt fájlok egy .recycle nevű könyvtárba kerülnek a megosztás gyökerében. Ha töröltünk egy akarmi.txt nevű fájlt, és újra töröljük azt, akkor a .recycle nevű könyvtárban felülírja az előzőt. Ha minden verziót szeretnénk megőrizni, akkor a következő beállítás szükséges:</text:p>
      <text:p text:style-name="Preformatted_20_Text">vfs objects = recycle<text:line-break/>recycle:versions = Yes</text:p>
      <text:p text:style-name="Text_20_body">Ha más nevet szeretnénk adni a szemetesnek, akkor a „repository” tulajdonsággal tudjuk megtenni:</text:p>
      <text:p text:style-name="Preformatted_20_Text">vfs objects = recycle<text:line-break/>recycle:repository = kuka</text:p>
      <text:p text:style-name="Text_20_body">Megadhatunk abszolút útvonalat is:</text:p>
      <text:p text:style-name="Preformatted_20_Text">vfs objects = recycle<text:line-break/>recycle:repository = /home/kuka</text:p>
      <text:p text:style-name="Text_20_body">Ekkor a /home/kuka nevű könyvtárnak megfelelő jogok szükségesek:</text:p>
      <text:p text:style-name="Preformatted_20_Text">chmod 777 /home/kuka</text:p>
      <text:p text:style-name="Text_20_body">Ha néhány kiterjesztés esetén nem szeretnénk a szemetesbe helyezést hanem törlést, akkor azt az „exclude” tulajdonsággal tudjuk megtenni.</text:p>
      <text:p text:style-name="Preformatted_20_Text">recycle:exclude = *.tmp *.temp *.swp</text:p>
      <text:p text:style-name="Text_20_body">Könyvtárstruktúra megtartása</text:p>
      <text:p text:style-name="Preformatted_20_Text">recycle: keeptree = yes</text:p>
      <text:p text:style-name="Text_20_body">Verziók megtartása ne legyen néhány kiterjesztésnél:</text:p>
      <text:p text:style-name="Preformatted_20_Text">recycle: noversions = *.doc|*.ppt|*.xls</text:p>
      <text:h text:style-name="Heading_20_2" text:outline-level="2"><text:bookmark-start text:name="__RefHeading___fájlok_törlésének_változtatásának_naplózása_14"/><text:bookmark-start text:name="fájlok_törlésének_változtatásának_naplózása"/>Fájlok törlésének, változtatásának naplózása<text:bookmark-end text:name="__RefHeading___fájlok_törlésének_változtatásának_naplózása_14"/><text:bookmark-end text:name="fájlok_törlésének_változtatásának_naplózása"/></text:h>
      <text:p text:style-name="Text_20_body">Az extd_audit modul lehetővé teszi a felhasználók nyomonkövetését.</text:p>
      <text:p text:style-name="Preformatted_20_Text">vfs objects = extd_audit</text:p>
      <text:p text:style-name="Text_20_body">Létezik még a audit és a full_audit modul.</text:p>
      <text:p text:style-name="Text_20_body">Ha extd_audit és a recycle modult is szeretnénk használni, akkor tegyük így:</text:p>
      <text:p text:style-name="Preformatted_20_Text">vfs objects extd_audit recycle</text:p>
      <text:p text:style-name="Text_20_body">Az extd_audit használata esetén állítsuk be a global részben a naplózást:</text:p>
      <text:p text:style-name="Preformatted_20_Text">syslog = 0<text:line-break/>log file = /var/log/samba/%U.%m.log<text:line-break/>log level = 0 vfs:2</text:p>
      <text:p text:style-name="Text_20_body">A %U hatására a fájnévben a felhasználónév szerepel, a %m hatására pedig a kliens gép neve. A műveletek a /var/log/syslog fájlban is megjelennek, a fájl vagy könyvtár törlése azonban a felhasználó naplóállományában külön kiírásra kerül. A fájl törlése „unlink” kulcsszóval jelenik meg.</text:p>
      <text:h text:style-name="Heading_20_2" text:outline-level="2"><text:bookmark-start text:name="__RefHeading___vfs_trükk_15"/><text:bookmark-start text:name="vfs_trükk"/>VFS trükk<text:bookmark-end text:name="__RefHeading___vfs_trükk_15"/><text:bookmark-end text:name="vfs_trükk"/></text:h>
      <text:p text:style-name="Text_20_body">Hogy ki törölt egy adott állományt a recycle modul segítségevel is követhető a következő beállítással:</text:p>
      <text:p text:style-name="Preformatted_20_Text">vfs objects = recycle<text:line-break/>recycle:repository = /home/kuka/%U</text:p>
      <text:p text:style-name="Text_20_body">A %U megadásával a kuka könyvtárban létrejön egy könyvtára a felhasználó nevén. A törölt fájl ebbe a könyvtárba kerül.</text:p>
      <text:h text:style-name="Heading_20_2" text:outline-level="2"><text:bookmark-start text:name="__RefHeading___minta_16"/><text:bookmark-start text:name="minta"/>Minta<text:bookmark-end text:name="__RefHeading___minta_16"/><text:bookmark-end text:name="minta"/></text:h>
      <text:p text:style-name="Text_20_body">Minta 1</text:p>
      <text:p text:style-name="Preformatted_20_Text">vfs objects = recycle<text:line-break/>recycle:repository = .Lomtar<text:line-break/>recycle:keeptree = 1<text:line-break/>recycle:touch_mtime =true<text:line-break/>recycle:versions = 1<text:line-break/>recycle:maxsize = 20000000<text:line-break/>recycle:exclude = *.tmp *.temp *.o *.obj ~$* *.dat *.zip *.mp3 *.wav<text:line-break/>recycle:exclude_dir=*.Lomtar* *xx *ab</text:p>
      <text:p text:style-name="Text_20_body">Minta 2</text:p>
      <text:p text:style-name="Preformatted_20_Text">vfs objects = recycle<text:line-break/><text:s text:c="6"/>recycle:repository = .deleted/%U<text:line-break/><text:s text:c="6"/>recycle:keeptree = Yes<text:line-break/><text:s text:c="6"/>recycle:touch = Yes<text:line-break/><text:s text:c="6"/>recycle:versions = Yes<text:line-break/><text:s text:c="6"/>recycle:maxsixe = 0<text:line-break/><text:s text:c="6"/>recycle:exclude = *.tmp<text:line-break/><text:s text:c="6"/>recycle:exclude_dir = /tmp<text:line-break/><text:s text:c="6"/>recycle:noversions = *.doc</text:p>
      <text:p text:style-name="Text_20_body">Minta 3</text:p>
      <text:p text:style-name="Preformatted_20_Text">vfs object = recycle<text:line-break/><text:s text:c="3"/>recycle:repository = .recycle/%u<text:line-break/><text:s text:c="3"/>recycle:maxsize = 50000000<text:line-break/><text:s text:c="3"/>recycle:exclude = *.tmp *.temp *.o *.obj ~$*<text:line-break/><text:s text:c="3"/>recycle:exclude_dir = sdileni/*/profile* tmp temp cache<text:line-break/><text:s text:c="3"/>recycle:versions = yes<text:line-break/><text:s text:c="3"/>recycle:touch = yes<text:line-break/><text:s text:c="3"/>recycle:keeptree = yes</text:p>
      <text:p text:style-name="Text_20_body">Minta 4</text:p>
      <text:p text:style-name="Preformatted_20_Text">vfs objects = recycle<text:line-break/>recycle: repository = .recycle/%u<text:line-break/>recycle: version = true<text:line-break/>recycle: touch = true<text:line-break/>recycle: keeptree = true<text:line-break/>recycle: noversion = *.doc|*.xls|*.ppt<text:line-break/>recycle: exclude = *.tmp *.temp *.cache<text:line-break/>recycle: maxsize = 0</text:p>
      <text:p text:style-name="Text_20_body">Minta 5</text:p>
      <text:p text:style-name="Preformatted_20_Text">vfs objects = recycle<text:line-break/><text:s text:c="3"/>recycle:repository = /home/depts<text:line-break/><text:s text:c="3"/>recycle:keeptree = Yes<text:line-break/><text:s text:c="3"/>recycle:touch = Yes<text:line-break/><text:s text:c="3"/>recycle:versions = Yes<text:line-break/><text:s text:c="3"/>recycle:exclude = *.tmp *.temp *.o *.obj ~$* *.~??<text:line-break/><text:s text:c="3"/>recycle:excludedir = /tmp /temp /cache</text:p>
      <text:h text:style-name="Heading_20_2" text:outline-level="2"><text:bookmark-start text:name="__RefHeading___iptables_beállítások_17"/><text:bookmark-start text:name="iptables_beállítások"/>Iptables beállítások<text:bookmark-end text:name="__RefHeading___iptables_beállítások_17"/><text:bookmark-end text:name="iptables_beállítások"/></text:h>
      <text:p text:style-name="Preformatted_20_Text">iptables -A INPUT -p udp --dport 137 -j ACCEPT<text:line-break/>iptables -A INPUT -p udp --dport 138 -j ACCEPT<text:line-break/>iptables -A INPUT -p tcp --dport 139 -j ACCEPT<text:line-break/>iptables -A INPUT -p tcp --dport 445 -j ACCEPT</text:p>
      <text:p text:style-name="Text_20_body">A 137 és a 138 port az nmbd démonhoz tartozik.</text:p>
      <text:p text:style-name="Text_20_body">A 139 és a 445 port az smbd démonhoz tartozik.</text:p>
      <text:h text:style-name="Heading_20_2" text:outline-level="2"><text:bookmark-start text:name="__RefHeading___smb_kliens_linux_parancssorból_18"/><text:bookmark-start text:name="smb_kliens_linux_parancssorból"/>SMB kliens Linux parancssorból<text:bookmark-end text:name="__RefHeading___smb_kliens_linux_parancssorból_18"/><text:bookmark-end text:name="smb_kliens_linux_parancssorból"/></text:h>
      <text:p text:style-name="Text_20_body">Telepítsük az smbclient programot:</text:p>
      <text:p text:style-name="Preformatted_20_Text">apt-get install smbclient</text:p>
      <text:p text:style-name="Preformatted_20_Text">smbclient -L localhost<text:line-break/>smbclient //server/megosztas</text:p>
      <text:p text:style-name="Text_20_body">A localhost helyett lehet IP cím. Ügyeljünk a második sorban a a / perjelekre, ne tévesszük össze a \ visszaperjellel. </text:p>
      <text:h text:style-name="Heading_20_2" text:outline-level="2"><text:bookmark-start text:name="__RefHeading___grafikus_adminisztrációs_felület_gtk_19"/><text:bookmark-start text:name="grafikus_adminisztrációs_felület_gtk"/>Grafikus adminisztrációs felület GTK<text:bookmark-end text:name="__RefHeading___grafikus_adminisztrációs_felület_gtk_19"/><text:bookmark-end text:name="grafikus_adminisztrációs_felület_gtk"/></text:h>
      <text:p text:style-name="Text_20_body">Telepítés:</text:p>
      <text:p text:style-name="Preformatted_20_Text">apt-get install gadmin-samba</text:p>
      <text:p text:style-name="Text_20_body">Indítás például:</text:p>
      <text:p text:style-name="Preformatted_20_Text">gksu /usr/sbin/gadmin-samba</text:p>
      <text:p text:style-name="Text_20_body">Indítás például GNOME felületen:</text:p>
      <text:p text:style-name="Preformatted_20_Text">Alkalmazások -&gt; Rendszereszközök -&gt; GADMIN-SAMBA</text:p>
      <text:h text:style-name="Heading_20_2" text:outline-level="2"><text:bookmark-start text:name="__RefHeading___webalapú_adminisztrációs_felület_20"/><text:bookmark-start text:name="webalapú_adminisztrációs_felület"/>Webalapú adminisztrációs felület<text:bookmark-end text:name="__RefHeading___webalapú_adminisztrációs_felület_20"/><text:bookmark-end text:name="webalapú_adminisztrációs_felület"/></text:h>
      <text:p text:style-name="Text_20_body">Telepítés:</text:p>
      <text:p text:style-name="Preformatted_20_Text">apt-get install swat</text:p>
      <text:h text:style-name="Heading_20_2" text:outline-level="2"><text:bookmark-start text:name="__RefHeading___függelék_21"/><text:bookmark-start text:name="függelék"/>Függelék<text:bookmark-end text:name="__RefHeading___függelék_21"/><text:bookmark-end text:name="függelék"/></text:h>
      <text:h text:style-name="Heading_20_3" text:outline-level="3"><text:bookmark-start text:name="__RefHeading___ipc_megosztás_22"/><text:bookmark-start text:name="ipc_megosztás"/>IPC$ megosztás<text:bookmark-end text:name="__RefHeading___ipc_megosztás_22"/><text:bookmark-end text:name="ipc_megosztás"/></text:h>
      <text:p text:style-name="Text_20_body">Az IPC$ megosztás a TCP/IP kapcsolatok tallózásához szükséges.
A Windowsok csak akkor fogják tudni tallózni a Linuxos samba gépet, ha
van egy ilyen nevű mogosztás is. </text:p>
      <text:h text:style-name="Heading_20_3" text:outline-level="3"><text:bookmark-start text:name="__RefHeading___megosztás_példák_23"/><text:bookmark-start text:name="megosztás_példák"/>Megosztás példák<text:bookmark-end text:name="__RefHeading___megosztás_példák_23"/><text:bookmark-end text:name="megosztás_példák"/></text:h>
      <text:p text:style-name="Preformatted_20_Text">[dokumentumok]<text:line-break/><text:s text:c="2"/>comment = Dokumentumok<text:line-break/><text:s text:c="2"/>path = /srv/smb/dokumentumok<text:line-break/><text:s text:c="2"/>browseable = yes<text:line-break/><text:s text:c="2"/>writeable = yes<text:line-break/><text:s text:c="2"/>public = yes<text:line-break/><text:line-break/>[zene]<text:line-break/><text:s text:c="2"/>comment = Zene<text:line-break/><text:s text:c="2"/>path = /srv/smb/zene<text:line-break/><text:s text:c="2"/>browseable = yes<text:line-break/><text:s text:c="2"/>writeable = yes<text:line-break/><text:s text:c="2"/>public = yes<text:line-break/><text:line-break/>[kepek]<text:line-break/><text:s text:c="2"/>comment = Kepek<text:line-break/><text:s text:c="2"/>path = /srv/smb/kepek<text:line-break/><text:s text:c="2"/>browseable = yes<text:line-break/><text:s text:c="2"/>writeable = yes<text:line-break/><text:s text:c="2"/>public = yes<text:line-break/><text:line-break/>[Videok]<text:line-break/><text:s text:c="2"/>comment = Videok<text:line-break/><text:s text:c="2"/>path = /srv/smb/vedeok<text:line-break/><text:s text:c="2"/>browseable = yes<text:line-break/><text:s text:c="2"/>writeable = yes<text:line-break/><text:s text:c="2"/>public = yes</text:p>
      <text:h text:style-name="Heading_20_3" text:outline-level="3"><text:bookmark-start text:name="__RefHeading___smbtree_24"/><text:bookmark-start text:name="smbtree"/>smbtree<text:bookmark-end text:name="__RefHeading___smbtree_24"/><text:bookmark-end text:name="smbtree"/></text:h>
      <text:p text:style-name="Text_20_body">Az smbtree az smbclient csomag része. </text:p>
      <text:p text:style-name="Text_20_body">Megjeleníti az elérhető megosztásokat:</text:p>
      <text:p text:style-name="Preformatted_20_Text">WORKGROUP<text:line-break/><text:tab/>\\PUSZTA<text:s text:c="9"/><text:tab/><text:tab/>Samba 4.2.14-Debian<text:line-break/><text:tab/><text:tab/>\\PUSZTA\IPC$<text:s text:c="11"/><text:tab/>IPC Service (Samba 4.2.14-Debian)<text:line-break/><text:tab/><text:tab/>\\PUSZTA\torony<text:s text:c="9"/><text:tab/>Puszta publikus torony<text:line-break/><text:tab/><text:tab/>\\PUSZTA\data<text:s text:c="11"/><text:tab/>Puszta publikus írható megosztás<text:line-break/><text:tab/><text:tab/>\\PUSZTA\pub<text:s text:c="12"/><text:tab/>Puszta publikus megosztas<text:line-break/><text:tab/><text:tab/>\\PUSZTA\print$<text:s text:c="9"/><text:tab/>Printer Drivers<text:line-break/></text:p>
      <text:h text:style-name="Heading_20_2" text:outline-level="2"><text:bookmark-start text:name="__RefHeading___irodalom_25"/><text:bookmark-start text:name="irodalom"/>Irodalom<text:bookmark-end text:name="__RefHeading___irodalom_25"/><text:bookmark-end text:name="irodalom"/></text:h>
      <text:h text:style-name="Heading_20_3" text:outline-level="3"><text:bookmark-start text:name="__RefHeading___linkek_26"/><text:bookmark-start text:name="linkek"/>Linkek<text:bookmark-end text:name="__RefHeading___linkek_26"/><text:bookmark-end text:name="linkek"/></text:h>
      <text:list text:style-name="List_20_1" text:continue-numbering="false">
        <text:list-item>
          <text:p text:style-name="List_20_1_Content_First"> <text:a xlink:type="simple" xlink:href="http://www.samba.org" text:style-name="Internet_20_link" text:visited-style-name="Visited_20_Internet_20_Link">http://www.samba.org</text:a></text:p>
        </text:list-item>
        <text:list-item>
          <text:p text:style-name="List_20_1_Content"> <text:a xlink:type="simple" xlink:href="http://www.debian-administration.org/articles/340" text:style-name="Internet_20_link" text:visited-style-name="Visited_20_Internet_20_Link">http://www.debian-administration.org/articles/340</text:a></text:p>
        </text:list-item>
        <text:list-item>
          <text:p text:style-name="List_20_1_Content"> <text:a xlink:type="simple" xlink:href="http://wiki.samba.org/index.php/Samba4/HOWTO" text:style-name="Internet_20_link" text:visited-style-name="Visited_20_Internet_20_Link">http://wiki.samba.org/index.php/Samba4/HOWTO</text:a></text:p>
        </text:list-item>
        <text:list-item>
          <text:p text:style-name="List_20_1_Content"> <text:a xlink:type="simple" xlink:href="http://wiki.samba.org/index.php/Samba4/Debian" text:style-name="Internet_20_link" text:visited-style-name="Visited_20_Internet_20_Link">http://wiki.samba.org/index.php/Samba4/Debian</text:a></text:p>
        </text:list-item>
        <text:list-item>
          <text:p text:style-name="List_20_1_Content"> <text:a xlink:type="simple" xlink:href="http://wiki.samba.org/index.php/Windows7" text:style-name="Internet_20_link" text:visited-style-name="Visited_20_Internet_20_Link">http://wiki.samba.org/index.php/Windows7</text:a></text:p>
        </text:list-item>
        <text:list-item>
          <text:p text:style-name="List_20_1_Content"> <text:a xlink:type="simple" xlink:href="http://hup.hu/old/sambakonyv/" text:style-name="Internet_20_link" text:visited-style-name="Visited_20_Internet_20_Link">http://hup.hu/old/sambakonyv/</text:a></text:p>
        </text:list-item>
        <text:list-item>
          <text:p text:style-name="List_20_1_Content"> <text:a xlink:type="simple" xlink:href="http://szabilinux.hu/samba/samba.zip" text:style-name="Internet_20_link" text:visited-style-name="Visited_20_Internet_20_Link">http://szabilinux.hu/samba/samba.zip</text:a></text:p>
        </text:list-item>
        <text:list-item>
          <text:p text:style-name="List_20_1_Content"> <text:a xlink:type="simple" xlink:href="http://szabilinux.hu" text:style-name="Internet_20_link" text:visited-style-name="Visited_20_Internet_20_Link">http://szabilinux.hu</text:a></text:p>
        </text:list-item>
        <text:list-item>
          <text:p text:style-name="List_20_1_Content"> <text:a xlink:type="simple" xlink:href="http://wiki.hup.hu/index.php/Samba_PDC%2BLDAP%2BPAM/NSS_Debian_Lennyn" text:style-name="Internet_20_link" text:visited-style-name="Visited_20_Internet_20_Link">http://wiki.hup.hu/index.php/Samba_PDC%2BLDAP%2BPAM/NSS_Debian_Lennyn</text:a></text:p>
        </text:list-item>
        <text:list-item>
          <text:p text:style-name="List_20_1_Content"> <text:a xlink:type="simple" xlink:href="http://us6.samba.org/samba/docs/man/manpages-3/" text:style-name="Internet_20_link" text:visited-style-name="Visited_20_Internet_20_Link">http://us6.samba.org/samba/docs/man/manpages-3/</text:a></text:p>
        </text:list-item>
        <text:list-item>
          <text:p text:style-name="List_20_1_Content"> <text:a xlink:type="simple" xlink:href="http://us6.samba.org/samba/docs/man/manpages-3/vfs_recycle.8.html" text:style-name="Internet_20_link" text:visited-style-name="Visited_20_Internet_20_Link">http://us6.samba.org/samba/docs/man/manpages-3/vfs_recycle.8.html</text:a></text:p>
        </text:list-item>
        <text:list-item>
          <text:p text:style-name="List_20_1_Content_Last"> <text:a xlink:type="simple" xlink:href="https://linuxconfig.org/how-to-configure-samba-server-share-on-debian-9-stretch-linux" text:style-name="Internet_20_link" text:visited-style-name="Visited_20_Internet_20_Link">https://linuxconfig.org/how-to-configure-samba-server-share-on-debian-9-stretch-linux</text:a> (2017)</text:p>
        </text:list-item>
      </text:list>
      <text:p text:style-name="Text_20_body">CIFS:</text:p>
      <text:list text:style-name="List_20_1" text:continue-numbering="false">
        <text:list-item>
          <text:p text:style-name="List_20_1_Content_First"> <text:a xlink:type="simple" xlink:href="http://www.softwareonline.hu/art2989/cifs+a+platform+fuggetlen+fajlrendszer.html" text:style-name="Internet_20_link" text:visited-style-name="Visited_20_Internet_20_Link">http://www.softwareonline.hu/art2989/cifs+a+platform+fuggetlen+fajlrendszer.html</text:a></text:p>
        </text:list-item>
        <text:list-item>
          <text:p text:style-name="List_20_1_Content"> <text:a xlink:type="simple" xlink:href="http://www.samba.org/cifs/" text:style-name="Internet_20_link" text:visited-style-name="Visited_20_Internet_20_Link">http://www.samba.org/cifs/</text:a></text:p>
        </text:list-item>
        <text:list-item>
          <text:p text:style-name="List_20_1_Content_Last"> <text:a xlink:type="simple" xlink:href="http://www.ubiqx.org/cifs/" text:style-name="Internet_20_link" text:visited-style-name="Visited_20_Internet_20_Link">http://www.ubiqx.org/cifs/</text:a></text:p>
        </text:list-item>
      </text:list>
      <text:p text:style-name="Text_20_body">AD menedzser Win7-től:</text:p>
      <text:list text:style-name="List_20_1" text:continue-numbering="false">
        <text:list-item>
          <text:p text:style-name="List_20_1_Content_First"> <text:a xlink:type="simple" xlink:href="https://www.microsoft.com/hu-HU/download/details.aspx?id=7887" text:style-name="Internet_20_link" text:visited-style-name="Visited_20_Internet_20_Link">https://www.microsoft.com/hu-HU/download/details.aspx?id=7887</text:a> (W7)</text:p>
        </text:list-item>
        <text:list-item>
          <text:p text:style-name="List_20_1_Content_Last"> <text:a xlink:type="simple" xlink:href="https://www.microsoft.com/en-us/download/details.aspx?id=45520" text:style-name="Internet_20_link" text:visited-style-name="Visited_20_Internet_20_Link">https://www.microsoft.com/en-us/download/details.aspx?id=45520</text:a> (W10)</text:p>
        </text:list-item>
      </text:list>
    </office:text>
  </office:body>
</office:document-content>
</file>

<file path=styles.xml><?xml version="1.0" encoding="utf-8"?>
<!--
  This file defines how the document is styled. This was extracted from a ODT file
  created in OpenOffice 2.0 and could probably be much simpler.

  You probably want to replace this file with a style fitting your corporate identity.

  To do so, export the wiki:syntax page, edit it's style definitions (be sure to keep
  the names) and save the resulting file. Extract the resulting file with unzip and
  copy the styles.xml over this one.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/>
    </style:default-style>
    <style:default-style style:family="paragraph">
      <style:paragraph-properties style:tab-stop-distance="1.251cm" fo:hyphenation-ladder-count="no-limit" style:text-autospace="ideograph-alpha" style:punctuation-wrap="hanging" style:line-break="strict" style:writing-mode="page"/>
      <style:text-properties fo:font-size="12pt" style:font-size-asian="12pt" style:font-size-complex="12pt" fo:language="en" style:language-asian="en" style:language-complex="en" fo:country="US" style:country-asian="US" style:country-complex="US" style:use-window-font-color="true" style:font-name="Bitstream Vera Sans" style:font-name-asian="Bitstream Vera Sans2" style:font-name-complex="Bitstream Vera Sans2" fo:hyphenate="false" fo:hyphenation-remain-char-count="2" fo:hyphenation-push-char-count="2"/>
    </style:default-style>
    <style:default-style style:family="table">
      <style:table-properties fo:margin-top="0.25cm" fo:margin-bottom="0.25cm"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</style:style>
    <style:style style:name="Text_20_body" style:display-name="Text body" style:parent-style-name="Standard" style:class="text" style:family="paragraph">
      <style:paragraph-properties fo:text-align="left" style:justify-single-word="false" fo:margin-top="0cm" fo:margin-bottom="0.212cm"/>
    </style:style>
    <style:style style:name="Heading" style:parent-style-name="Standard" style:class="text" style:next-style-name="Text_20_body" style:family="paragraph">
      <style:paragraph-properties fo:margin-top="0.423cm" fo:margin-bottom="0.212cm" fo:keep-with-next="always"/>
      <style:text-properties fo:font-size="14pt" style:font-size-asian="14pt" style:font-size-complex="14pt" fo:font-family="'Bitstream Vera Sans'" style:font-family-asian="'Bitstream Vera Sans'" style:font-family-complex="'Bitstream Vera Sans'" style:font-name="Bitstream Vera Sans1" style:font-name-asian="Bitstream Vera Sans2" style:font-name-complex="Bitstream Vera Sans2" style:font-family-generic="swiss" style:font-family-generic-asian="system" style:font-family-generic-complex="system" style:font-pitch="variable" style:font-pitch-asian="variable" style:font-pitch-complex="variable"/>
    </style:style>
    <style:style style:name="Heading_20_1" style:display-name="Heading 1" style:parent-style-name="Heading" style:class="text" style:next-style-name="Text_20_body" style:default-outline-level="1" style:family="paragraph">
      <style:text-properties fo:font-weight="bold" style:font-weight-asian="bold" style:font-weight-complex="bold" fo:font-size="24pt" style:font-size-asian="24pt" style:font-size-complex="24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2" style:display-name="Heading 2" style:parent-style-name="Heading" style:class="text" style:next-style-name="Text_20_body" style:default-outline-level="2" style:family="paragraph">
      <style:text-properties fo:font-weight="bold" style:font-weight-asian="bold" style:font-weight-complex="bold" fo:font-size="18pt" style:font-size-asian="18pt" style:font-size-complex="18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3" style:display-name="Heading 3" style:parent-style-name="Heading" style:class="text" style:next-style-name="Text_20_body" style:default-outline-level="3" style:family="paragraph">
      <style:text-properties fo:font-weight="bold" style:font-weight-asian="bold" style:font-weight-complex="bold" fo:font-size="14pt" style:font-size-asian="14pt" style:font-size-complex="14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4" style:display-name="Heading 4" style:parent-style-name="Heading" style:class="text" style:next-style-name="Text_20_body" style:default-outline-level="4" style:family="paragraph">
      <style:text-properties fo:font-weight="bold" style:font-weight-asian="bold" style:font-weight-complex="bold" fo:font-size="12pt" style:font-size-asian="12pt" style:font-size-complex="12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5" style:display-name="Heading 5" style:parent-style-name="Heading" style:class="text" style:next-style-name="Text_20_body" style:default-outline-level="5" style:family="paragraph">
      <style:text-properties fo:font-weight="bold" style:font-weight-asian="bold" style:font-weight-complex="bold" fo:font-size="10pt" style:font-size-asian="10pt" style:font-size-complex="10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List" style:parent-style-name="Text_20_body" style:class="list" style:family="paragraph">
</style:style>
    <style:style style:name="Table_20_Contents" style:display-name="Table Contents" style:parent-style-name="Standard" style:class="extra" style:family="paragraph">
      <style:paragraph-properties text:number-lines="false" text:line-number="0"/>
    </style:style>
    <style:style style:name="Table_20_Heading" style:display-name="Table Heading" style:parent-style-name="Table_20_Contents" style:class="extra" style:family="paragraph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parent-style-name="Standard" style:class="extra" style:family="paragraph">
      <style:paragraph-properties fo:margin-top="0.212cm" fo:margin-bottom="0.212cm" text:number-lines="false" text:line-number="0"/>
      <style:text-properties fo:font-style="italic" style:font-style-asian="italic" style:font-style-complex="italic" fo:font-size="12pt" style:font-size-asian="12pt" style:font-size-complex="12pt"/>
    </style:style>
    <style:style style:name="Index" style:parent-style-name="Standard" style:class="index" style:family="paragraph">
      <style:paragraph-properties text:number-lines="false" text:line-number="0"/>
    </style:style>
    <style:style style:name="Quotations" style:parent-style-name="Standard" style:class="html" style:family="paragraph">
      <style:paragraph-properties fo:text-indent="0cm" style:auto-text-indent="false" fo:margin-top="0cm" fo:margin-right="1cm" fo:margin-bottom="0.499cm" fo:margin-left="1cm"/>
    </style:style>
    <style:style style:name="Preformatted_20_Text" style:display-name="Preformatted Text" style:parent-style-name="Standard" style:class="html" style:family="paragraph">
      <style:paragraph-properties fo:margin-top="0cm" fo:margin-bottom="0.199cm" style:join-border="false"/>
      <style:text-properties fo:font-family="'Bitstream Vera Sans Mono'" style:font-family-asian="'Bitstream Vera Sans Mono'" style:font-family-complex="'Bitstream Vera Sans Mono'" style:font-name="Bitstream Vera Sans Mono" style:font-name-asian="Bitstream Vera Sans Mono" style:font-name-complex="Bitstream Vera Sans Mono" style:font-family-generic="modern" style:font-family-generic-asian="modern" style:font-family-generic-complex="modern" style:font-pitch="fixed" style:font-pitch-asian="fixed" style:font-pitch-complex="fixed"/>
    </style:style>
    <style:style style:name="Source_20_Code" style:display-name="Source Code" style:parent-style-name="Preformatted_20_Text" style:family="paragraph">
      <style:paragraph-properties fo:background-color="#f7f9fa" fo:border="0.06pt solid #8cacbb" fo:padding="0.049cm" style:shadow="none"/>
    </style:style>
    <style:style style:name="Source_20_File" style:display-name="Source File" style:parent-style-name="Preformatted_20_Text" style:family="paragraph">
      <style:paragraph-properties fo:background-color="#f1f4f5" fo:border="0.06pt solid #8cacbb" fo:padding="0.049cm" style:shadow="none"/>
    </style:style>
    <style:style style:name="Horizontal_20_Line" style:display-name="Horizontal Line" style:parent-style-name="Standard" style:class="html" style:next-style-name="Text_20_body" style:family="paragraph">
      <style:paragraph-properties fo:margin-top="0cm" fo:margin-bottom="0.499cm" fo:border-top="none" fo:border-right="none" fo:border-bottom="1.11pt double #808080" fo:border-left="none" style:border-line-width-bottom="0.002cm 0.035cm 0.002cm" style:join-border="false" fo:padding="0cm" text:number-lines="false" text:line-number="0"/>
      <style:text-properties fo:font-size="6pt" style:font-size-asian="6pt" style:font-size-complex="6pt"/>
    </style:style>
    <style:style style:name="Footnote" style:parent-style-name="Standard" style:class="extra" style:family="paragraph">
      <style:paragraph-properties fo:text-indent="-0.499cm" style:auto-text-indent="false" fo:margin-right="0cm" fo:margin-left="0.499cm" text:number-lines="false" text:line-number="0"/>
      <style:text-properties fo:font-size="12pt" style:font-size-asian="12pt" style:font-size-complex="12pt"/>
    </style:style>
    <style:style style:name="Numbering_20_Symbols" style:display-name="Numbering Symbols" style:family="text">
</style:style>
    <style:style style:name="Bullet_20_Symbols" style:display-name="Bullet Symbols" style:family="text">
      <style:text-properties fo:font-size="9pt" style:font-size-asian="9pt" style:font-size-complex="9pt" fo:font-family="StarSymbol" style:font-family-asian="StarSymbol" style:font-family-complex="StarSymbol" style:font-name="StarSymbol" style:font-name-asian="StarSymbol" style:font-name-complex="Star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ocal_20_link" style:display-name="Local link" style:family="text">
      <style:text-properties fo:color="#000000" fo:font-weight="bold" style:text-underline-style="solid" style:text-underline-width="auto" style:text-underline-color="font-color"/>
    </style:style>
    <style:style style:name="Visited_20_Local_20_Link" style:display-name="Visited Local Link" style:family="text">
      <style:text-properties fo:color="#000000" fo:font-weight="bold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fo:font-family="'Bitstream Vera Sans Mono'" style:font-family-asian="'Bitstream Vera Sans Mono'" style:font-family-complex="'Bitstream Vera Sans Mono'" style:font-name="Bitstream Vera Sans Mono" style:font-name-asian="Bitstream Vera Sans Mono" style:font-name-complex="Bitstream Vera Sans Mono" style:font-family-generic="modern" style:font-family-generic-asian="modern" style:font-family-generic-complex="modern" style:font-pitch="fixed" style:font-pitch-asian="fixed" style:font-pitch-complex="fixed"/>
    </style:style>
    <style:style style:name="Footnote_20_Symbol" style:display-name="Footnote Characters" style:family="text">
      <style:text-properties fo:color="#2b73b7" style:text-position="33% 80%"/>
    </style:style>
    <style:style style:name="Footnote_20_Anchor" style:display-name="Footnote Anchor" style:family="text">
      <style:text-properties fo:color="#2b73b7" style:text-position="33% 8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Quotation_20_1" style:display-name="Quotation 1" style:parent-style-name="Standard" style:family="paragraph">
      <style:paragraph-properties fo:text-indent="0cm" style:auto-text-indent="false" fo:margin-top="0.25cm" fo:margin-right="0cm" fo:margin-bottom="0.25cm" fo:margin-left="1cm" fo:border-top="none" fo:border-right="none" fo:border-bottom="none" fo:border-left="4.99pt solid #c0c0c0" fo:padding="0.049cm"/>
    </style:style>
    <style:style style:name="Quotation_20_2" style:display-name="Quotation 2" style:parent-style-name="Standard" style:family="paragraph">
      <style:paragraph-properties fo:text-indent="0cm" style:auto-text-indent="false" fo:margin-top="0.25cm" fo:margin-right="0cm" fo:margin-bottom="0.25cm" fo:margin-left="2cm" fo:border-top="none" fo:border-right="none" fo:border-bottom="none" fo:border-left="4.99pt solid #9966cc" fo:padding="0.049cm"/>
    </style:style>
    <style:style style:name="Quotation_20_3" style:display-name="Quotation 3" style:parent-style-name="Standard" style:family="paragraph">
      <style:paragraph-properties fo:text-indent="0cm" style:auto-text-indent="false" fo:margin-top="0.25cm" fo:margin-right="0cm" fo:margin-bottom="0.25cm" fo:margin-left="3cm" fo:border-top="none" fo:border-right="none" fo:border-bottom="none" fo:border-left="4.99pt solid #c5000b" fo:padding="0.049cm"/>
    </style:style>
    <style:style style:name="Quotation_20_4" style:display-name="Quotation 4" style:parent-style-name="Standard" style:family="paragraph">
      <style:paragraph-properties fo:text-indent="0cm" style:auto-text-indent="false" fo:margin-top="0.25cm" fo:margin-right="0cm" fo:margin-bottom="0.25cm" fo:margin-left="4.001cm" fo:border-top="none" fo:border-right="none" fo:border-bottom="none" fo:border-left="4.99pt solid #579d1c" fo:padding="0.049cm"/>
    </style:style>
    <style:style style:name="Quotation_20_5" style:display-name="Quotation 5" style:parent-style-name="Standard" style:family="paragraph">
      <style:paragraph-properties fo:text-indent="0cm" style:auto-text-indent="false" fo:margin-top="0.25cm" fo:margin-right="0cm" fo:margin-bottom="0.25cm" fo:margin-left="5.001cm" fo:border-top="none" fo:border-right="none" fo:border-bottom="none" fo:border-left="4.99pt solid #ff9966" fo:padding="0.049cm"/>
    </style:style>
    <style:style style:name="Contents_20_Heading" style:display-name="Contents Heading" style:parent-style-name="Heading" style:class="index" style:family="paragraph">
      <style:paragraph-properties fo:text-indent="0cm" style:auto-text-indent="false" fo:margin-right="0cm" fo:margin-left="0cm" text:number-lines="false" text:line-number="0"/>
      <style:text-properties fo:font-weight="bold" style:font-weight-asian="bold" style:font-weight-complex="bold" fo:font-size="16pt" style:font-size-asian="16pt" style:font-size-complex="16pt"/>
    </style:style>
    <style:style style:name="List_20_Symbols" style:display-name="List Symbols" style:family="text">
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style:style style:name="Numbering_20_1_Content" style:display-name="Numbering 1 Content" style:parent-style-name="Standard" style:list-style-name="Numbering_20_1" style:family="paragraph">
</style:style>
    <style:style style:name="Numbering_20_1_Content_First" style:display-name="Numbering 1 Content First" style:parent-style-name="Numbering_20_1_Content" style:class="html" style:next-style-name="Text_20_body" style:family="paragraph">
      <style:paragraph-properties fo:margin-top="0.5cm"/>
    </style:style>
    <style:style style:name="Numbering_20_1_Content_Last" style:display-name="Numbering 1 Content Last" style:parent-style-name="Numbering_20_1_Content" style:class="html" style:next-style-name="Text_20_body" style:family="paragraph">
      <style:paragraph-properties fo:margin-bottom="0.5cm"/>
    </style:style>
    <text:list-style style:name="Numbering_20_1" style:display-name="Numbering 1">
      <text:list-level-style-number text:level="1" text:style-name="Numbering_20_Symbols" style:num-format="1" style:num-suffix=".">
        <style:list-level-properties fo:text-align="end" text:list-level-position-and-space-mode="label-alignment">
          <style:list-level-label-alignment text:label-followed-by="listtab" text:list-tab-stop-position="1.25cm" fo:text-indent="-0.25cm" fo:margin-left="1.25cm"/>
        </style:list-level-properties>
      </text:list-level-style-number>
      <text:list-level-style-number text:level="2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</text:list-level-style-number>
      <text:list-level-style-number text:level="3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</text:list-level-style-number>
      <text:list-level-style-number text:level="4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</text:list-level-style-number>
      <text:list-level-style-number text:level="5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</text:list-level-style-number>
      <text:list-level-style-number text:level="6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</text:list-level-style-number>
      <text:list-level-style-number text:level="7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</text:list-level-style-number>
      <text:list-level-style-number text:level="8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</text:list-level-style-number>
      <text:list-level-style-number text:level="9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</text:list-level-style-number>
      <text:list-level-style-number text:level="10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</text:list-level-style-number>
    </text:list-style>
    <style:style style:name="List_20_1_Content" style:display-name="List 1 Content" style:parent-style-name="Standard" style:list-style-name="List_20_1" style:family="paragraph">
</style:style>
    <style:style style:name="List_20_1_Content_First" style:display-name="List 1 Content First" style:parent-style-name="List_20_1_Content" style:class="html" style:next-style-name="Text_20_body" style:family="paragraph">
      <style:paragraph-properties fo:margin-top="0.5cm"/>
    </style:style>
    <style:style style:name="List_20_1_Content_Last" style:display-name="List 1 Content Last" style:parent-style-name="List_20_1_Content" style:class="html" style:next-style-name="Text_20_body" style:family="paragraph">
      <style:paragraph-properties fo:margin-bottom="0.5cm"/>
    </style:style>
    <text:list-style style:name="List_20_1" style:display-name="List 1">
      <text:list-level-style-bullet text:level="1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1.25cm" fo:text-indent="-0.25cm" fo:margin-left="1.25cm"/>
        </style:list-level-properties>
        <style:text-properties style:font-name="OpenSymbol"/>
      </text:list-level-style-bullet>
      <text:list-level-style-bullet text:level="2" text:bullet-char="•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  <style:text-properties style:font-name="StarSymbol1"/>
      </text:list-level-style-bullet>
      <text:list-level-style-bullet text:level="3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highlight_list_numbers_text_style" style:display-name="Source Code Numbers style" style:family="text">
      <style:text-properties fo:color="#000000"/>
    </style:style>
  </office:styles>
  <office:automatic-styles>
    <style:page-layout style:name="pm1">
      <style:page-layout-properties fo:page-width="21cm" fo:page-height="29.7cm" style:num-format="1" style:print-orientation="portrait" fo:margin-left="2cm" fo:margin-right="2cm" fo:margin-top="2cm" fo:margin-bottom="2cm" style:footnote-max-height="0cm" style:writing-mode="lr-tb">
        <style:footnote-sep style:width="0.018cm" style:rel-width="25%" style:color="#000000" style:adjustment="left" style:distance-before-sep="0.1cm" style:distance-after-sep="0.1cm"/>
      </style:page-layout-properties>
      <style:header-style/>
      <style:footer-style/>
    </style:page-layout>
    <style:style style:name="sub" style:family="text">
      <style:text-properties style:text-position="-33% 80%"/>
    </style:style>
    <style:style style:name="sup" style:family="text">
      <style:text-properties style:text-position="33% 80%"/>
    </style:style>
    <style:style style:name="del" style:family="text">
      <style:text-properties style:text-line-through-style="solid"/>
    </style:style>
    <style:style style:name="underline" style:family="text">
      <style:text-properties style:text-underline-style="solid" style:text-underline-width="auto" style:text-underline-color="font-color"/>
    </style:style>
    <style:style style:name="media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left" style:horizontal-rel="paragraph"/>
    </style:style>
    <style:style style:name="medialeft" style:family="graphic" style:parent-style-name="Graphics">
      <style:graphic-properties style:run-through="foreground" style:wrap="parallel" style:number-wrapped-paragraphs="no-limit" style:wrap-contour="false" style:horizontal-pos="left" style:horizontal-rel="paragraph"/>
    </style:style>
    <style:style style:name="mediaright" style:family="graphic" style:parent-style-name="Graphics">
      <style:graphic-properties style:run-through="foreground" style:wrap="parallel" style:number-wrapped-paragraphs="no-limit" style:wrap-contour="false" style:horizontal-pos="right" style:horizontal-rel="paragraph"/>
    </style:style>
    <style:style style:name="mediacenter" style:family="graphic" style:parent-style-name="Graphics">
      <style:graphic-properties style:run-through="foreground" style:wrap="none" style:horizontal-pos="center" style:horizontal-rel="paragraph"/>
    </style:style>
    <style:style style:name="Table" style:family="table">
      <style:table-properties fo:margin-top="0.25cm" fo:margin-bottom="0.25cm" table:border-model="collapsing" style:width="481.89pt" style:rel-width="100%"/>
    </style:style>
    <style:style style:name="tablealigncenter" style:parent-style-name="Table_20_Contents" style:family="paragraph">
      <style:paragraph-properties fo:text-align="center"/>
    </style:style>
    <style:style style:name="tablealignright" style:parent-style-name="Table_20_Contents" style:family="paragraph">
      <style:paragraph-properties fo:text-align="end"/>
    </style:style>
    <style:style style:name="tablealignleft" style:parent-style-name="Table_20_Contents" style:family="paragraph">
      <style:paragraph-properties fo:text-align="left"/>
    </style:style>
    <style:style style:name="tableheader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tablecell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legendcenter" style:parent-style-name="Illustration" style:family="paragraph">
      <style:paragraph-properties fo:text-align="center"/>
    </style:style>
    <style:style style:name="Table_Quotation1" style:family="table">
      <style:table-properties fo:margin-top="0pt" fo:margin-bottom="16.8pt" table:border-model="collapsing"/>
    </style:style>
    <style:style style:name="Table_Quotation2" style:family="table">
      <style:table-properties fo:margin-top="0pt" fo:margin-bottom="0pt" table:border-model="collapsing"/>
    </style:style>
    <style:style style:name="Table_Quotation3" style:family="table">
      <style:table-properties fo:margin-top="0pt" fo:margin-bottom="0pt" table:border-model="collapsing"/>
    </style:style>
    <style:style style:name="Table_Quotation4" style:family="table">
      <style:table-properties fo:margin-top="0pt" fo:margin-bottom="0pt" table:border-model="collapsing"/>
    </style:style>
    <style:style style:name="Table_Quotation5" style:family="table">
      <style:table-properties fo:margin-top="0pt" fo:margin-bottom="0pt" table:border-model="collapsing"/>
    </style:style>
    <style:style style:name="Cell_Quotation1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2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3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4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5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highlight_list_paragraph_style" style:display-name="Text body" style:parent-style-name="Standard" style:class="text" style:family="paragraph">
      <style:paragraph-properties fo:text-align="left" style:justify-single-word="false"/>
    </style:style>
    <text:list-style style:name="highlight_list_ol_style" style:display-name="Numbering 1">
      <text:list-level-style-number text:level="1" text:style-name="highlight_list_numbers_text_style" style:num-format="1" style:num-suffix=".">
        <style:list-level-properties fo:text-align="left"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</text:list-level-style-number>
      <text:list-level-style-number text:level="3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</text:list-level-style-number>
      <text:list-level-style-number text:level="4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</text:list-level-style-number>
      <text:list-level-style-number text:level="5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</text:list-level-style-number>
      <text:list-level-style-number text:level="6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</text:list-level-style-number>
      <text:list-level-style-number text:level="7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</text:list-level-style-number>
      <text:list-level-style-number text:level="8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</text:list-level-style-number>
      <text:list-level-style-number text:level="9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</text:list-level-style-number>
      <text:list-level-style-number text:level="10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</text:list-level-style-number>
    </text:list-style>
    <style:style style:name="PluginODTAutoStyle_TableCell_1" style:family="table-cell">
      <style:table-cell-properties fo:border="0.06pt solid #8cacbb" fo:padding="0.049cm" fo:background-color="#f7f9fa"/>
    </style:style>
    <style:style style:name="PluginODTAutoStyle_Paragraph_2" style:family="paragraph">
      <style:paragraph-properties fo:padding="0.049cm"/>
    </style:style>
    <style:style style:name="odt_auto_style_table_column_1_1" style:family="table-column">
      <style:table-column-properties style:column-width="481.89pt"/>
    </style:style>
    <style:style style:name="highlight_re5" style:family="text">
      <style:text-properties fo:color="#660033" fo:font-family="Consolas" fo:font-size="14pt" fo:font-style="normal" fo:border="0pt none"/>
    </style:style>
    <style:style style:name="PluginODTAutoStyle_TableCell_3" style:family="table-cell">
      <style:table-cell-properties fo:border="0.06pt solid #8cacbb" fo:padding="0.049cm" fo:background-color="#f7f9fa"/>
    </style:style>
    <style:style style:name="PluginODTAutoStyle_Paragraph_4" style:family="paragraph">
      <style:paragraph-properties fo:padding="0.049cm"/>
    </style:style>
    <style:style style:name="odt_auto_style_table_column_2_1" style:family="table-column">
      <style:table-column-properties style:column-width="481.89pt"/>
    </style:style>
    <style:style style:name="PluginODTAutoStyle_TableCell_5" style:family="table-cell">
      <style:table-cell-properties fo:border="0.06pt solid #8cacbb" fo:padding="0.049cm" fo:background-color="#f7f9fa"/>
    </style:style>
    <style:style style:name="PluginODTAutoStyle_Paragraph_6" style:family="paragraph">
      <style:paragraph-properties fo:padding="0.049cm"/>
    </style:style>
    <style:style style:name="odt_auto_style_table_column_3_1" style:family="table-column">
      <style:table-column-properties style:column-width="481.89pt"/>
    </style:style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DokuWiki Release 2017-02-19e "Frusterick Manners"</meta:generator>
    <meta:initial-creator>Generated</meta:initial-creator>
    <meta:creation-date>1970-01-01T01::00:00</meta:creation-date>
    <dc:creator>Generated</dc:creator>
    <dc:date>1970-01-01T01::00:00</dc:date>
    <dc:language>en-US</dc:language>
    <meta:editing-cycles>1</meta:editing-cycles>
    <meta:editing-duration>PT0S</meta:editing-duration>
    <dc:title>oktatas:linux:samba</dc:title>
  </office:meta>
</office:document-meta>
</file>